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tool.formatDate(licence.getLastInquiry().getInvestigationEnd()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12:39.456792797</dc:date>
    <meta:editing-duration>PT1H53M17S</meta:editing-duration>
    <meta:editing-cycles>28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4" meta:character-count="1306" meta:non-whitespace-character-count="1172"/>
  </office:meta>
</office:document-meta>
</file>